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draw:textarea-horizontal-align="justify" draw:textarea-vertical-align="middle" draw:auto-grow-height="false"/>
    </style:style>
    <style:style style:name="gr3"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fill="solid" draw:fill-color="#000080"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fo:min-height="1.25cm"/>
    </style:style>
    <style:style style:name="gr8" style:family="graphic" style:parent-style-name="objectwithoutfill">
      <style:graphic-properties draw:marker-end="Arrow" draw:marker-end-width="0.3cm" draw:fill="none" draw:textarea-vertical-align="middle"/>
    </style:style>
    <style:style style:name="gr9" style:family="graphic">
      <style:graphic-properties style:protect="size"/>
    </style:style>
    <style:style style:name="pr1" style:family="presentation" style:parent-style-name="Domyślnie-notes">
      <style:graphic-properties draw:fill-color="#ffffff" fo:min-height="13.364cm"/>
    </style:style>
    <style:style style:name="P1" style:family="paragraph">
      <style:paragraph-properties fo:text-align="center"/>
    </style:style>
    <style:style style:name="P2" style:family="paragraph">
      <style:text-properties fo:font-size="24pt" fo:font-weight="bold" style:font-size-asian="24pt" style:font-weight-asian="bold" style:font-size-complex="24pt" style:font-weight-complex="bold"/>
    </style:style>
    <style:style style:name="T1" style:family="text">
      <style:text-properties fo:font-size="26pt" fo:text-shadow="1pt 1pt" fo:font-weight="bold" style:font-size-asian="26pt" style:font-weight-asian="bold" style:font-size-complex="26pt" style:font-weight-complex="bold"/>
    </style:style>
    <style:style style:name="T2"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office:forms form:automatic-focus="false" form:apply-design-mode="false"/>
        <draw:custom-shape draw:style-name="gr1" draw:text-style-name="P1" xml:id="id2" draw:id="id2" draw:layer="layout" svg:width="6cm" svg:height="6cm" svg:x="1.599cm" svg:y="1.95cm">
          <text:p text:style-name="P1"><text:span text:style-name="T1">Serwer</text:span></text:p>
          <text:p text:style-name="P1">Jetty</text:p>
          <text:p text:style-name="P1">Nginx</text:p>
          <text:p text:style-name="P1">H2 in memory</text:p>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5cm" svg:height="1.6cm" svg:x="15.999cm" svg:y="6.55cm">
          <text:p/>
          <draw:enhanced-geometry svg:viewBox="0 0 21600 21600" draw:type="rectangle" draw:enhanced-path="M 0 0 L 21600 0 21600 21600 0 21600 0 0 Z N"/>
        </draw:custom-shape>
        <draw:custom-shape draw:style-name="gr2" draw:text-style-name="P1" draw:layer="layout" svg:width="4.5cm" svg:height="4.1cm" svg:x="22.099cm" svg:y="4.05cm">
          <text:p/>
          <draw:enhanced-geometry svg:viewBox="0 0 21600 21600" draw:type="rectangle" draw:enhanced-path="M 0 0 L 21600 0 21600 21600 0 21600 0 0 Z N"/>
        </draw:custom-shape>
        <draw:custom-shape draw:style-name="gr2" draw:text-style-name="P1" draw:layer="layout" svg:width="10.7cm" svg:height="2.5cm" svg:x="15.899cm" svg:y="4.0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1" draw:layer="layout" svg:width="3.2cm" svg:height="2.8cm" svg:x="19.899cm" svg:y="1.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1" xml:id="id1" draw:id="id1" draw:layer="layout" svg:width="1cm" svg:height="1.6cm" svg:x="17.899cm" svg:y="5.35cm">
          <text:p/>
          <draw:enhanced-geometry svg:viewBox="0 0 21600 21600" draw:type="rectangle" draw:enhanced-path="M 0 0 L 21600 0 21600 21600 0 21600 0 0 Z N"/>
        </draw:custom-shape>
        <draw:custom-shape draw:style-name="gr5" draw:text-style-name="P1" draw:layer="layout" svg:width="9.2cm" svg:height="2.7cm" svg:x="8.999cm" svg:y="1.35cm">
          <text:p text:style-name="P1">Telefon: internet GSM,</text:p>
          <text:p text:style-name="P1">GPS + aplikacja łącząca się</text:p>
          <text:p text:style-name="P1">z serwerem</text:p>
          <draw:enhanced-geometry svg:viewBox="0 0 21600 21600" draw:text-areas="800 800 20800 20800" draw:type="round-rectangular-callout" draw:modifiers="22351.2226931855 38721.65864494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draw:layer="layout" svg:width="1.4cm" svg:height="1.4cm" svg:x="9.399cm" svg:y="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751cm" svg:height="2.149cm" draw:transform="rotate (1.5694000633933) translate (9.099cm 18.6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 draw:text-style-name="P1" xml:id="id3" draw:id="id3" draw:layer="layout" svg:width="0.9cm" svg:height="1.7cm" svg:x="7.999cm" svg:y="15.35cm">
          <text:p/>
          <draw:enhanced-geometry svg:viewBox="0 0 21600 21600" draw:type="rectangle" draw:enhanced-path="M 0 0 L 21600 0 21600 21600 0 21600 0 0 Z N"/>
        </draw:custom-shape>
        <draw:custom-shape draw:style-name="gr6" draw:text-style-name="P1" draw:layer="layout" svg:width="1.4cm" svg:height="1.4cm" svg:x="15.14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751cm" svg:height="2.149cm" draw:transform="rotate (1.5694000633933) translate (14.846cm 18.3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 draw:text-style-name="P1" xml:id="id4" draw:id="id4" draw:layer="layout" svg:width="2.147cm" svg:height="1.7cm" svg:x="12.499cm" svg:y="15.05cm">
          <text:p/>
          <draw:enhanced-geometry svg:viewBox="0 0 21600 21600" draw:type="rectangle" draw:enhanced-path="M 0 0 L 21600 0 21600 21600 0 21600 0 0 Z N"/>
        </draw:custom-shape>
        <draw:frame draw:style-name="gr7" draw:text-style-name="P2" draw:layer="layout" svg:width="16.4cm" svg:height="1.5cm" svg:x="7.499cm" svg:y="18.85cm">
          <draw:text-box>
            <text:p text:style-name="P2"><text:span text:style-name="T2">Użytkownicy z urządzeniami mobilnym</text:span></text:p>
          </draw:text-box>
        </draw:frame>
        <draw:custom-shape draw:style-name="gr5" draw:text-style-name="P1" draw:layer="layout" svg:width="17.8cm" svg:height="3.7cm" svg:x="4.199cm" svg:y="9.15cm">
          <text:p text:style-name="P1">Sieć internetow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draw:line-skew="2.499cm -3.251cm" svg:x1="18.399cm" svg:y1="6.95cm" svg:x2="7.599cm" svg:y2="4.95cm" draw:start-shape="id1" draw:start-glue-point="2" draw:end-shape="id2" draw:end-glue-point="1" svg:d="m18399 6950v3000h-8900v-5000h-1900" svg:viewBox="0 0 10801 5001">
          <text:p/>
        </draw:connector>
        <draw:connector draw:style-name="gr8" draw:text-style-name="P1" draw:layer="layout" draw:line-skew="-0.401cm" svg:x1="4.599cm" svg:y1="7.95cm" svg:x2="8.449cm" svg:y2="15.35cm" draw:start-shape="id2" draw:start-glue-point="2" draw:end-shape="id3" draw:end-glue-point="0" svg:d="m4599 7950v3300h3850v4100" svg:viewBox="0 0 3851 7401">
          <text:p/>
        </draw:connector>
        <draw:connector draw:style-name="gr8" draw:text-style-name="P1" draw:layer="layout" draw:line-skew="-0.251cm" svg:x1="4.599cm" svg:y1="7.95cm" svg:x2="13.572cm" svg:y2="15.05cm" draw:start-shape="id2" draw:start-glue-point="2" draw:end-shape="id4" svg:d="m4599 7950v3300h8973v3800" svg:viewBox="0 0 8974 7101">
          <text:p/>
        </draw:connector>
        <presentation:notes draw:style-name="dp2">
          <draw:page-thumbnail draw:style-name="gr9"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er&gt;</text:page-number></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er&gt;</text:page-number></text:p>
        </draw:text-box>
      </draw:frame>
      <presentation:notes style:page-layout-name="PM0">
        <draw:page-thumbnail presentation:style-name="Domyślnie-title" draw:layer="backgroundobjects" svg:width="14.848cm" svg:height="11.135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kołaj Sochacki</meta:initial-creator>
    <meta:creation-date>2013-05-18T11:02:50</meta:creation-date>
    <dc:date>2013-05-18T11:34:12</dc:date>
    <dc:creator>Mikołaj Sochacki</dc:creator>
    <meta:editing-duration>P0D</meta:editing-duration>
    <meta:editing-cycles>1</meta:editing-cycles>
    <meta:document-statistic meta:object-count="41"/>
    <meta:generator>LibreOffice/3.5$Linux_x86 LibreOffice_project/350m1$Build-2</meta:generator>
  </office:meta>
</office:document-meta>
</file>